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Open Sans" svg:font-family="'Open Sans'"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4181in" fo:margin-left="-0.0785in" fo:margin-top="0in" fo:margin-bottom="0in" table:align="left" style:writing-mode="lr-tb"/>
    </style:style>
    <style:style style:name="Table1.A" style:family="table-column">
      <style:table-column-properties style:column-width="3.20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P1" style:family="paragraph" style:parent-style-name="Standard">
      <style:paragraph-properties fo:margin-top="0in" fo:margin-bottom="0in" loext:contextual-spacing="false" fo:line-height="100%" fo:text-align="start" style:justify-single-word="false"/>
      <style:text-properties style:font-name="Droid Sans Mono" fo:font-weight="bold" officeooo:paragraph-rsid="0019cd0a" style:font-weight-asian="bold" style:font-weight-complex="bold"/>
    </style:style>
    <style:style style:name="P2" style:family="paragraph" style:parent-style-name="Standard">
      <style:paragraph-properties fo:margin-top="0in" fo:margin-bottom="0in" loext:contextual-spacing="false" fo:line-height="100%"/>
      <style:text-properties style:font-name="Droid Sans Mono" officeooo:rsid="0044741f" officeooo:paragraph-rsid="0044741f"/>
    </style:style>
    <style:style style:name="P3" style:family="paragraph" style:parent-style-name="Standard">
      <style:paragraph-properties fo:margin-top="0in" fo:margin-bottom="0in" loext:contextual-spacing="false" fo:line-height="100%" fo:text-align="start" style:justify-single-word="false"/>
      <style:text-properties style:font-name="Droid Sans Mono" officeooo:rsid="0044741f" officeooo:paragraph-rsid="0044741f"/>
    </style:style>
    <style:style style:name="P4" style:family="paragraph" style:parent-style-name="Text_20_body">
      <style:paragraph-properties fo:text-align="start" style:justify-single-word="false"/>
      <style:text-properties style:font-name="Open Sans1" officeooo:paragraph-rsid="002a8d2f"/>
    </style:style>
    <style:style style:name="P5" style:family="paragraph" style:parent-style-name="Text_20_body">
      <style:paragraph-properties fo:text-align="start" style:justify-single-word="false"/>
      <style:text-properties style:font-name="Open Sans1" fo:font-style="normal" style:text-underline-style="none" fo:font-weight="normal" officeooo:rsid="001d934b" officeooo:paragraph-rsid="001d934b" style:font-style-asian="normal" style:font-weight-asian="normal" style:font-style-complex="normal" style:font-weight-complex="normal"/>
    </style:style>
    <style:style style:name="P6" style:family="paragraph" style:parent-style-name="Text_20_body">
      <style:paragraph-properties fo:text-align="start" style:justify-single-word="false"/>
      <style:text-properties style:font-name="Open Sans1" fo:font-style="italic" fo:font-weight="normal" officeooo:rsid="001d934b" officeooo:paragraph-rsid="001d934b" style:font-style-asian="italic" style:font-weight-asian="normal" style:font-style-complex="italic" style:font-weight-complex="normal"/>
    </style:style>
    <style:style style:name="P7" style:family="paragraph" style:parent-style-name="Text_20_body">
      <style:paragraph-properties fo:text-align="start" style:justify-single-word="false"/>
      <style:text-properties officeooo:paragraph-rsid="00411840"/>
    </style:style>
    <style:style style:name="P8" style:family="paragraph" style:parent-style-name="Heading_20_2">
      <style:paragraph-properties fo:text-align="start" style:justify-single-word="false"/>
      <style:text-properties style:font-name="Open Sans1" officeooo:paragraph-rsid="0019cd0a"/>
    </style:style>
    <style:style style:name="P9" style:family="paragraph" style:parent-style-name="Text_20_body" style:list-style-name="L1">
      <style:paragraph-properties fo:text-align="start" style:justify-single-word="false"/>
      <style:text-properties officeooo:rsid="00358a91" officeooo:paragraph-rsid="00411840"/>
    </style:style>
    <style:style style:name="P10" style:family="paragraph" style:parent-style-name="Text_20_body" style:list-style-name="L1">
      <style:paragraph-properties fo:text-align="start" style:justify-single-word="false"/>
      <style:text-properties officeooo:rsid="00411840" officeooo:paragraph-rsid="00411840"/>
    </style:style>
    <style:style style:name="P11" style:family="paragraph" style:parent-style-name="Heading_20_1">
      <style:paragraph-properties fo:text-align="start" style:justify-single-word="false"/>
      <style:text-properties style:font-name="Open Sans1" officeooo:paragraph-rsid="0019cd0a"/>
    </style:style>
    <style:style style:name="P12" style:family="paragraph" style:parent-style-name="Heading_20_1" style:master-page-name="">
      <style:paragraph-properties fo:text-align="start" style:justify-single-word="false" style:page-number="auto"/>
      <style:text-properties style:font-name="Open Sans1" officeooo:paragraph-rsid="0019cd0a"/>
    </style:style>
    <style:style style:name="P13" style:family="paragraph" style:parent-style-name="Title" style:master-page-name="Standard">
      <style:paragraph-properties fo:text-align="start" style:justify-single-word="false" style:page-number="auto"/>
      <style:text-properties style:font-name="Open Sans1" fo:font-weight="bold" officeooo:rsid="003fc2b0" officeooo:paragraph-rsid="003fc2b0" style:font-weight-asian="bold" style:font-weight-complex="bold"/>
    </style:style>
    <style:style style:name="T1" style:family="text">
      <style:text-properties style:font-name="Open Sans1"/>
    </style:style>
    <style:style style:name="T2" style:family="text">
      <style:text-properties style:font-name="Open Sans1" fo:font-weight="bold" style:font-weight-asian="bold" style:font-weight-complex="bold"/>
    </style:style>
    <style:style style:name="T3" style:family="text">
      <style:text-properties style:font-name="Open Sans1" fo:font-weight="bold" officeooo:rsid="003bf97f" style:font-weight-asian="bold" style:font-weight-complex="bold"/>
    </style:style>
    <style:style style:name="T4" style:family="text">
      <style:text-properties style:font-name="Open Sans1" fo:font-weight="bold" officeooo:rsid="003fc2b0" style:font-weight-asian="bold" style:font-weight-complex="bold"/>
    </style:style>
    <style:style style:name="T5" style:family="text">
      <style:text-properties style:font-name="Open Sans1" fo:font-weight="bold" officeooo:rsid="00411840" style:font-weight-asian="bold" style:font-weight-complex="bold"/>
    </style:style>
    <style:style style:name="T6" style:family="text">
      <style:text-properties style:font-name="Open Sans1" officeooo:rsid="003856a5"/>
    </style:style>
    <style:style style:name="T7" style:family="text">
      <style:text-properties style:font-name="Open Sans1" officeooo:rsid="003bf97f"/>
    </style:style>
    <style:style style:name="T8" style:family="text">
      <style:text-properties style:font-name="Open Sans1" officeooo:rsid="003fc2b0"/>
    </style:style>
    <style:style style:name="T9" style:family="text">
      <style:text-properties style:font-name="Open Sans1" officeooo:rsid="00411840"/>
    </style:style>
    <style:style style:name="T10" style:family="text">
      <style:text-properties style:font-name="Open Sans" officeooo:rsid="003bf97f" style:font-name-asian="Open Sans" style:font-name-complex="Open Sans"/>
    </style:style>
    <style:style style:name="T11" style:family="text">
      <style:text-properties officeooo:rsid="003c150b"/>
    </style:style>
    <style:style style:name="T12" style:family="text">
      <style:text-properties officeooo:rsid="003fc2b0"/>
    </style:style>
    <style:style style:name="T13" style:family="text">
      <style:text-properties officeooo:rsid="0041184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etecting a Cycle</text:p>
      <text:p text:style-name="P6">Time limit: 1 sec</text:p>
      <text:p text:style-name="P5"><text:tab/><text:span text:style-name="T12">Let us just say that we have an undirected simple graph and we want to detect if this graph has a cycle.</text:span></text:p>
      <text:h text:style-name="P11" text:outline-level="1">Input</text:h>
      <text:p text:style-name="P7"><text:span text:style-name="T1"><text:tab/></text:span><text:span text:style-name="T8">There are several graph for us to </text:span><text:span text:style-name="T9">be </text:span><text:span text:style-name="T8">check</text:span><text:span text:style-name="T9">ed</text:span><text:span text:style-name="T8">. The first line of input contains one integer </text:span><text:span text:style-name="T4">T</text:span><text:span text:style-name="T8"> (1 </text:span><text:span text:style-name="T10">≤</text:span><text:span text:style-name="T8"> </text:span><text:span text:style-name="T4">T</text:span><text:span text:style-name="T8"> </text:span><text:span text:style-name="T10">≤</text:span><text:span text:style-name="T8"> 100) which indicates the number of graphs. The remaining input describes these graphs. Each graph using the following format.</text:span></text:p>
      <text:list xml:id="list8945618353037735486" text:style-name="L1">
        <text:list-item>
          <text:p text:style-name="P9"><text:span text:style-name="T1">The first line of input </text:span><text:span text:style-name="T6">contains </text:span><text:span text:style-name="T9">two</text:span><text:span text:style-name="T7"> integer</text:span><text:span text:style-name="T9">s</text:span><text:span text:style-name="T7"> </text:span><text:span text:style-name="T3">N</text:span><text:span text:style-name="T7"> </text:span><text:span text:style-name="T9">and </text:span><text:span text:style-name="T5">E</text:span><text:span text:style-name="T9"> </text:span><text:span text:style-name="T7">(1 </text:span><text:span text:style-name="T10">≤</text:span><text:span text:style-name="T7"> </text:span><text:span text:style-name="T3">N</text:span><text:span text:style-name="T7"> </text:span><text:span text:style-name="T10">≤</text:span><text:span text:style-name="T7"> 1,000; 1 </text:span><text:span text:style-name="T10">≤</text:span><text:span text:style-name="T7"> </text:span><text:span text:style-name="T5">E</text:span><text:span text:style-name="T7"> </text:span><text:span text:style-name="T10">≤</text:span><text:span text:style-name="T7"> 1</text:span><text:span text:style-name="T9">0</text:span><text:span text:style-name="T7">,000) </text:span><text:span text:style-name="T9">which are the number of vertices and edges in the graph. The vertices are numbered 0 to </text:span><text:span text:style-name="T5">N</text:span><text:span text:style-name="T9">-1</text:span></text:p>
        </text:list-item>
        <text:list-item>
          <text:p text:style-name="P10"><text:span text:style-name="T9">T</text:span><text:span text:style-name="T1">he next </text:span><text:span text:style-name="T2">E</text:span><text:span text:style-name="T1"> lines give edges, one edge per line. Each line contains two integers representing two vertices where there is an edge between these two vertices.</text:span></text:p>
        </text:list-item>
      </text:list>
      <text:h text:style-name="P12" text:outline-level="1">Output</text:h>
      <text:p text:style-name="P4"><text:tab/><text:span text:style-name="T13">For each graph, there must be one line of output, starting from the first graph until the last graph in the order of the input. The output of each graph must be “YES” if the graph contains cycle and “NO” otherwise. </text:span></text:p>
      <text:h text:style-name="P11" text:outline-level="1">Example </text:h>
      <table:table table:name="Table1" table:style-name="Table1">
        <table:table-column table:style-name="Table1.A" table:number-columns-repeated="2"/>
        <table:table-row table:style-name="Table1.1">
          <table:table-cell table:style-name="Table1.A1" office:value-type="string">
            <text:p text:style-name="P1">Input</text:p>
          </table:table-cell>
          <table:table-cell table:style-name="Table1.A1" office:value-type="string">
            <text:p text:style-name="P1">Output</text:p>
          </table:table-cell>
        </table:table-row>
        <table:table-row table:style-name="Table1.1">
          <table:table-cell table:style-name="Table1.A1" office:value-type="string">
            <text:p text:style-name="P2">4</text:p>
            <text:p text:style-name="P2">4 0</text:p>
            <text:p text:style-name="P2">4 4</text:p>
            <text:p text:style-name="P2">2 3</text:p>
            <text:p text:style-name="P2">0 1</text:p>
            <text:p text:style-name="P2">1 2</text:p>
            <text:p text:style-name="P2">2 0</text:p>
            <text:p text:style-name="P2">4 3</text:p>
            <text:p text:style-name="P2">0 1</text:p>
            <text:p text:style-name="P2">1 2</text:p>
            <text:p text:style-name="P2">2 0</text:p>
            <text:p text:style-name="P2">4 1</text:p>
            <text:p text:style-name="P2">1 3</text:p>
          </table:table-cell>
          <table:table-cell table:style-name="Table1.A1" office:value-type="string">
            <text:p text:style-name="P3">NO</text:p>
            <text:p text:style-name="P3">YES</text:p>
            <text:p text:style-name="P3">YES</text:p>
            <text:p text:style-name="P3">NO</text:p>
          </table:table-cell>
        </table:table-row>
      </table:table>
      <text:h text:style-name="P8"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Open Sans" svg:font-family="'Open Sans'"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alloon_20_Text" style:display-name="Balloon Text" style:family="paragraph" style:parent-style-name="Standard" style:default-outline-level="">
      <style:paragraph-properties fo:margin-top="0in" fo:margin-bottom="0in" loext:contextual-spacing="false" fo:text-align="start" style:justify-single-word="false" fo:orphans="2" fo:widows="2"/>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align="start" style:justify-single-word="false" fo:orphans="2" fo:widows="2"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ListLabel_20_2" style:display-name="ListLabel 2" style:family="text">
      <style:text-properties style:font-name-complex="Courier New" style:font-family-complex="'Courier New'" style:font-family-generic-complex="system"/>
    </style:style>
    <style:style style:name="ListLabel_20_1" style:display-name="ListLabel 1" style:family="text">
      <style:text-properties style:font-name-complex="Calibri" style:font-family-complex="Calibri" style:font-family-generic-complex="system"/>
    </style:style>
    <style:style style:name="Balloon_20_Text_20_Char" style:display-name="Balloon Text Char" style:family="text">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Placeholder_20_Text" style:display-name="Placeholder Text" style:family="text"/>
    <style:style style:name="Heading_20_3_20_Char" style:display-name="Heading 3 Char" style:family="text">
      <style:text-properties style:font-name="Cambria" fo:font-family="Cambria" style:font-family-generic="roman" fo:font-weight="bold" style:font-weight-asian="bold" style:font-name-complex="0" style:font-family-complex="0" style:font-family-generic-complex="system" style:font-weight-complex="bold"/>
    </style:style>
    <style:style style:name="Heading_20_2_20_Char" style:display-name="Heading 2 Char" style:family="text">
      <style:text-properties style:font-name="Cambria" fo:font-family="Cambria" style:font-family-generic="roman" fo:font-size="13pt" fo:font-weight="bold" style:font-size-asian="13pt" style:font-weight-asian="bold" style:font-name-complex="0" style:font-family-complex="0" style:font-family-generic-complex="system" style:font-size-complex="16.5pt" style:font-weight-complex="bold"/>
    </style:style>
    <style:style style:name="Heading_20_1_20_Char" style:display-name="Heading 1 Char" style:family="text">
      <style:text-properties style:font-name="Cambria" fo:font-family="Cambria" style:font-family-generic="roman" fo:font-size="14pt" fo:font-weight="bold" style:font-size-asian="14pt" style:font-weight-asian="bold" style:font-name-complex="0" style:font-family-complex="0" style:font-family-generic-complex="system" style:font-size-complex="17.5pt" style:font-weight-complex="bold"/>
    </style:style>
    <style:style style:name="Title_20_Char" style:display-name="Title Char" style:family="text">
      <style:text-properties style:font-name="Cambria" fo:font-family="Cambria" style:font-family-generic="roman" fo:font-size="26pt" fo:letter-spacing="0.0035in" style:letter-kerning="true" style:font-size-asian="26pt" style:font-name-complex="0" style:font-family-complex="0" style:font-family-generic-complex="system" style:font-size-complex="33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0$Linux_X86_64 LibreOffice_project/430m0$Build-2</meta:generator>
    <dc:date>2014-11-03T22:31:20.531588157</dc:date>
    <meta:editing-duration>P1DT10M6S</meta:editing-duration>
    <meta:editing-cycles>37</meta:editing-cycles>
    <meta:print-date>2014-09-09T23:50:22.741847462</meta:print-date>
    <meta:document-statistic meta:table-count="1" meta:image-count="0" meta:object-count="0" meta:page-count="1" meta:paragraph-count="29" meta:word-count="213" meta:character-count="995" meta:non-whitespace-character-count="808"/>
  </office:meta>
</office:document-meta>
</file>